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7ef" officeooo:paragraph-rsid="000dc7ef"/>
    </style:style>
    <style:style style:name="P2" style:family="paragraph" style:parent-style-name="Standard">
      <style:text-properties officeooo:rsid="000df5e2" officeooo:paragraph-rsid="000df5e2"/>
    </style:style>
    <style:style style:name="P3" style:family="paragraph" style:parent-style-name="Standard">
      <style:text-properties officeooo:rsid="000fdbae" officeooo:paragraph-rsid="000fdbae"/>
    </style:style>
    <style:style style:name="P4" style:family="paragraph" style:parent-style-name="Standard">
      <style:text-properties fo:font-weight="bold" officeooo:rsid="00137d01" officeooo:paragraph-rsid="00137d01" style:font-weight-asian="bold" style:font-weight-complex="bold"/>
    </style:style>
    <style:style style:name="P5" style:family="paragraph" style:parent-style-name="Standard">
      <style:text-properties fo:font-weight="bold" officeooo:rsid="00161486" officeooo:paragraph-rsid="00161486" style:font-weight-asian="bold" style:font-weight-complex="bold"/>
    </style:style>
    <style:style style:name="P6" style:family="paragraph" style:parent-style-name="Standard">
      <style:text-properties fo:font-weight="bold" officeooo:rsid="00161486" officeooo:paragraph-rsid="001e20df" style:font-weight-asian="bold" style:font-weight-complex="bold"/>
    </style:style>
    <style:style style:name="P7" style:family="paragraph" style:parent-style-name="Standard">
      <style:text-properties fo:font-weight="bold" officeooo:rsid="001e803a" officeooo:paragraph-rsid="00338f11" style:font-weight-asian="bold" style:font-weight-complex="bold"/>
    </style:style>
    <style:style style:name="P8" style:family="paragraph" style:parent-style-name="Standard">
      <style:text-properties fo:font-weight="bold" officeooo:rsid="0029aab7" officeooo:paragraph-rsid="0029aab7" style:font-weight-asian="bold" style:font-weight-complex="bold"/>
    </style:style>
    <style:style style:name="P9" style:family="paragraph" style:parent-style-name="Standard">
      <style:text-properties fo:font-weight="bold" officeooo:rsid="0029aab7" officeooo:paragraph-rsid="00338f11" style:font-weight-asian="bold" style:font-weight-complex="bold"/>
    </style:style>
    <style:style style:name="P10" style:family="paragraph" style:parent-style-name="Standard">
      <style:text-properties fo:font-weight="bold" officeooo:rsid="00370a60" officeooo:paragraph-rsid="00370a60" style:font-weight-asian="bold" style:font-weight-complex="bold"/>
    </style:style>
    <style:style style:name="P11" style:family="paragraph" style:parent-style-name="Standard">
      <style:text-properties fo:font-weight="bold" officeooo:rsid="003b9b6f" officeooo:paragraph-rsid="003b9b6f" style:font-weight-asian="bold" style:font-weight-complex="bold"/>
    </style:style>
    <style:style style:name="P12" style:family="paragraph" style:parent-style-name="Standard">
      <style:text-properties fo:font-weight="bold" officeooo:rsid="003c8547" officeooo:paragraph-rsid="003c8547" style:font-weight-asian="bold" style:font-weight-complex="bold"/>
    </style:style>
    <style:style style:name="P13" style:family="paragraph" style:parent-style-name="Standard">
      <style:text-properties fo:font-weight="bold" officeooo:rsid="00411045" officeooo:paragraph-rsid="00411045" style:font-weight-asian="bold" style:font-weight-complex="bold"/>
    </style:style>
    <style:style style:name="P14" style:family="paragraph" style:parent-style-name="Standard">
      <style:text-properties fo:font-weight="bold" officeooo:rsid="00471d1a" officeooo:paragraph-rsid="00471d1a" style:font-weight-asian="bold" style:font-weight-complex="bold"/>
    </style:style>
    <style:style style:name="P15" style:family="paragraph" style:parent-style-name="Standard">
      <style:text-properties fo:font-weight="bold" officeooo:paragraph-rsid="0029bd18"/>
    </style:style>
    <style:style style:name="P16" style:family="paragraph" style:parent-style-name="Standard">
      <style:text-properties fo:font-weight="bold" officeooo:rsid="0029da95" officeooo:paragraph-rsid="0029da95"/>
    </style:style>
    <style:style style:name="P17" style:family="paragraph" style:parent-style-name="Standard">
      <style:text-properties fo:font-weight="bold" officeooo:paragraph-rsid="00370a60"/>
    </style:style>
    <style:style style:name="P18" style:family="paragraph" style:parent-style-name="Standard">
      <style:text-properties fo:font-weight="normal" officeooo:rsid="00137d01" officeooo:paragraph-rsid="00137d01" style:font-weight-asian="normal" style:font-weight-complex="normal"/>
    </style:style>
    <style:style style:name="P19" style:family="paragraph" style:parent-style-name="Standard">
      <style:text-properties fo:font-weight="normal" officeooo:rsid="0029da95" officeooo:paragraph-rsid="0029da95" style:font-weight-asian="normal" style:font-weight-complex="normal"/>
    </style:style>
    <style:style style:name="P20" style:family="paragraph" style:parent-style-name="Standard">
      <style:text-properties officeooo:rsid="00137d01" officeooo:paragraph-rsid="00137d01"/>
    </style:style>
    <style:style style:name="P21" style:family="paragraph" style:parent-style-name="Standard">
      <style:text-properties officeooo:rsid="0014232b" officeooo:paragraph-rsid="0014232b"/>
    </style:style>
    <style:style style:name="P22" style:family="paragraph" style:parent-style-name="Standard">
      <style:text-properties officeooo:rsid="001ee9d3" officeooo:paragraph-rsid="001ee9d3"/>
    </style:style>
    <style:style style:name="P23" style:family="paragraph" style:parent-style-name="Standard">
      <style:text-properties officeooo:paragraph-rsid="00493b7f"/>
    </style:style>
    <style:style style:name="P24" style:family="paragraph" style:parent-style-name="Standard">
      <style:text-properties officeooo:paragraph-rsid="004b8b07"/>
    </style:style>
    <style:style style:name="P25" style:family="paragraph" style:parent-style-name="Standard">
      <style:text-properties officeooo:paragraph-rsid="004be6fe"/>
    </style:style>
    <style:style style:name="P26" style:family="paragraph" style:parent-style-name="Standard">
      <style:text-properties officeooo:paragraph-rsid="004ec485"/>
    </style:style>
    <style:style style:name="P2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a2d11" officeooo:paragraph-rsid="001a2d11" style:font-weight-asian="bold" style:font-weight-complex="bold"/>
    </style:style>
    <style:style style:name="P2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1e803a" officeooo:paragraph-rsid="001e803a" style:font-weight-asian="bold" style:font-weight-complex="bold"/>
    </style:style>
    <style:style style:name="P2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9e7a5" officeooo:paragraph-rsid="0039e7a5" style:font-weight-asian="bold" style:font-weight-complex="bold"/>
    </style:style>
    <style:style style:name="P30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11045" officeooo:paragraph-rsid="00411045" style:font-weight-asian="bold" style:font-weight-complex="bold"/>
    </style:style>
    <style:style style:name="P31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3b9b6f" officeooo:paragraph-rsid="003b9b6f" style:font-weight-asian="bold" style:font-weight-complex="bold"/>
    </style:style>
    <style:style style:name="P3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bold" officeooo:rsid="00471d1a" officeooo:paragraph-rsid="00477006" style:font-weight-asian="bold" style:font-weight-complex="bold"/>
    </style:style>
    <style:style style:name="P33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4232b" officeooo:paragraph-rsid="0014232b"/>
    </style:style>
    <style:style style:name="P3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22e486" officeooo:paragraph-rsid="0022e486"/>
    </style:style>
    <style:style style:name="P3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2e1247" officeooo:paragraph-rsid="002e1247" style:font-weight-asian="normal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paragraph-rsid="0029bd18"/>
    </style:style>
    <style:style style:name="P37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bd18" officeooo:paragraph-rsid="0029bd18"/>
    </style:style>
    <style:style style:name="P38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9da95" officeooo:paragraph-rsid="0029da95"/>
    </style:style>
    <style:style style:name="P39" style:family="paragraph" style:parent-style-name="Preformatted_20_Text">
      <style:text-properties fo:font-variant="normal" fo:text-transform="none" fo:color="#222222" style:font-name="Source Code Pro" fo:font-size="10.5pt" fo:letter-spacing="normal" fo:font-style="normal" fo:font-weight="normal" officeooo:rsid="002f6912" officeooo:paragraph-rsid="002f6912"/>
    </style:style>
    <style:style style:name="P40" style:family="paragraph" style:parent-style-name="Standard">
      <style:text-properties fo:font-weight="bold" officeooo:rsid="00161486" officeooo:paragraph-rsid="00338f11" style:font-weight-asian="bold" style:font-weight-complex="bold"/>
    </style:style>
    <style:style style:name="P41" style:family="paragraph" style:parent-style-name="Standard">
      <style:text-properties fo:font-weight="bold" officeooo:rsid="00161486" officeooo:paragraph-rsid="00411045" style:font-weight-asian="bold" style:font-weight-complex="bold"/>
    </style:style>
    <style:style style:name="P42" style:family="paragraph" style:parent-style-name="Standard">
      <style:text-properties fo:font-weight="bold" officeooo:rsid="000dc7ef" officeooo:paragraph-rsid="00338f11" style:font-weight-asian="bold" style:font-weight-complex="bold"/>
    </style:style>
    <style:style style:name="P43" style:family="paragraph" style:parent-style-name="Standard">
      <style:text-properties fo:font-weight="bold" officeooo:rsid="001bf5b8" officeooo:paragraph-rsid="001e803a" style:font-weight-asian="bold" style:font-weight-complex="bold"/>
    </style:style>
    <style:style style:name="P44" style:family="paragraph" style:parent-style-name="Standard">
      <style:text-properties fo:font-weight="bold" officeooo:rsid="00338f11" officeooo:paragraph-rsid="00338f11" style:font-weight-asian="bold" style:font-weight-complex="bold"/>
    </style:style>
    <style:style style:name="P45" style:family="paragraph" style:parent-style-name="Standard">
      <style:text-properties fo:font-weight="normal" officeooo:rsid="00161486" officeooo:paragraph-rsid="00161486" style:font-weight-asian="normal" style:font-weight-complex="normal"/>
    </style:style>
    <style:style style:name="P46" style:family="paragraph" style:parent-style-name="Standard">
      <style:text-properties fo:font-weight="normal" officeooo:rsid="0017ebe2" officeooo:paragraph-rsid="001e20df" style:font-weight-asian="normal" style:font-weight-complex="normal"/>
    </style:style>
    <style:style style:name="P47" style:family="paragraph" style:parent-style-name="Standard">
      <style:text-properties fo:font-weight="normal" officeooo:rsid="00325e0f" officeooo:paragraph-rsid="00325e0f" style:font-weight-asian="normal" style:font-weight-complex="normal"/>
    </style:style>
    <style:style style:name="P48" style:family="paragraph" style:parent-style-name="Standard">
      <style:text-properties fo:font-weight="normal" officeooo:rsid="0031454c" officeooo:paragraph-rsid="0031454c" style:font-weight-asian="normal" style:font-weight-complex="normal"/>
    </style:style>
    <style:style style:name="P49" style:family="paragraph" style:parent-style-name="Standard">
      <style:text-properties officeooo:rsid="000df5e2" officeooo:paragraph-rsid="000df5e2"/>
    </style:style>
    <style:style style:name="P50" style:family="paragraph" style:parent-style-name="Standard">
      <style:text-properties fo:font-size="18pt" fo:font-weight="bold" officeooo:rsid="001ee9d3" officeooo:paragraph-rsid="00338f11" style:font-size-asian="18pt" style:font-weight-asian="bold" style:font-size-complex="18pt" style:font-weight-complex="bold"/>
    </style:style>
    <style:style style:name="P51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3a86c8" officeooo:paragraph-rsid="003a86c8" style:font-weight-asian="bold" style:font-weight-complex="bold"/>
    </style:style>
    <style:style style:name="P52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71d1a" officeooo:paragraph-rsid="00471d1a" style:font-weight-asian="bold" style:font-weight-complex="bold"/>
    </style:style>
    <style:style style:name="P53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bold" officeooo:rsid="00493b7f" officeooo:paragraph-rsid="00493b7f" style:font-weight-asian="bold" style:font-weight-complex="bold"/>
    </style:style>
    <style:style style:name="P54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ec485" officeooo:paragraph-rsid="004ec485" style:font-weight-asian="normal" style:font-weight-complex="normal"/>
    </style:style>
    <style:style style:name="P55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e6fe" officeooo:paragraph-rsid="004be6fe" style:font-weight-asian="normal" style:font-weight-complex="normal"/>
    </style:style>
    <style:style style:name="P56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b8b07" officeooo:paragraph-rsid="004b8b07" style:font-weight-asian="normal" style:font-weight-complex="normal"/>
    </style:style>
    <style:style style:name="P57" style:family="paragraph" style:parent-style-name="Standard">
      <style:text-properties fo:font-variant="normal" fo:text-transform="none" fo:color="#222222" style:font-name="Source Code Pro" fo:font-size="10.5pt" fo:letter-spacing="normal" fo:font-style="normal" fo:font-weight="normal" officeooo:rsid="00493b7f" officeooo:paragraph-rsid="00493b7f" style:font-weight-asian="normal" style:font-weight-complex="normal"/>
    </style:style>
    <style:style style:name="P58" style:family="paragraph" style:parent-style-name="Standard">
      <style:text-properties fo:font-variant="normal" fo:text-transform="none" fo:color="#222222" style:font-name="Source Code Pro" fo:font-size="14pt" fo:letter-spacing="normal" fo:font-style="normal" fo:font-weight="bold" officeooo:rsid="00493b7f" officeooo:paragraph-rsid="00493b7f" style:font-size-asian="14pt" style:font-weight-asian="bold" style:font-size-complex="14pt" style:font-weight-complex="bold"/>
    </style:style>
    <style:style style:name="P59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31454c" officeooo:paragraph-rsid="0031454c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008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f0f9" style:font-weight-asian="bold" style:font-weight-complex="bold"/>
    </style:style>
    <style:style style:name="T5" style:family="text">
      <style:text-properties fo:font-weight="bold" officeooo:rsid="0029bd1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ebe2" style:font-weight-asian="normal" style:font-weight-complex="normal"/>
    </style:style>
    <style:style style:name="T8" style:family="text">
      <style:text-properties fo:font-weight="normal" officeooo:rsid="001a2d11" style:font-weight-asian="normal" style:font-weight-complex="normal"/>
    </style:style>
    <style:style style:name="T9" style:family="text">
      <style:text-properties fo:font-weight="normal" officeooo:rsid="001ca2b4" style:font-weight-asian="normal" style:font-weight-complex="normal"/>
    </style:style>
    <style:style style:name="T10" style:family="text">
      <style:text-properties fo:font-weight="normal" officeooo:rsid="0023f0f9" style:font-weight-asian="normal" style:font-weight-complex="normal"/>
    </style:style>
    <style:style style:name="T11" style:family="text">
      <style:text-properties fo:font-weight="normal" officeooo:rsid="00255580" style:font-weight-asian="normal" style:font-weight-complex="normal"/>
    </style:style>
    <style:style style:name="T12" style:family="text">
      <style:text-properties fo:font-weight="normal" officeooo:rsid="0031454c" style:font-weight-asian="normal" style:font-weight-complex="normal"/>
    </style:style>
    <style:style style:name="T13" style:family="text">
      <style:text-properties fo:font-weight="normal" officeooo:rsid="0043ae95" style:font-weight-asian="normal" style:font-weight-complex="normal"/>
    </style:style>
    <style:style style:name="T14" style:family="text">
      <style:text-properties fo:font-weight="normal" officeooo:rsid="00527e41" style:font-weight-asian="normal" style:font-weight-complex="normal"/>
    </style:style>
    <style:style style:name="T15" style:family="text">
      <style:text-properties fo:font-weight="normal" officeooo:rsid="00539eb6" style:font-weight-asian="normal" style:font-weight-complex="normal"/>
    </style:style>
    <style:style style:name="T16" style:family="text">
      <style:text-properties officeooo:rsid="00261773"/>
    </style:style>
    <style:style style:name="T17" style:family="text">
      <style:text-properties officeooo:rsid="00276935"/>
    </style:style>
    <style:style style:name="T18" style:family="text">
      <style:text-properties fo:color="#666666" style:font-weight-asian="normal" style:font-weight-complex="normal"/>
    </style:style>
    <style:style style:name="T19" style:family="text">
      <style:text-properties fo:color="#4070a0" style:font-weight-asian="normal" style:font-weight-complex="normal"/>
    </style:style>
    <style:style style:name="T20" style:family="text">
      <style:text-properties fo:font-variant="normal" fo:text-transform="none" fo:color="#222222" style:font-name="Source Code Pro" fo:font-size="10.5pt" fo:letter-spacing="normal" fo:font-style="normal"/>
    </style:style>
    <style:style style:name="T21" style:family="text">
      <style:text-properties fo:font-variant="normal" fo:text-transform="none" fo:color="#222222" style:font-name="Source Code Pro" fo:font-size="10.5pt" fo:letter-spacing="normal" fo:font-style="normal" fo:font-weight="normal"/>
    </style:style>
    <style:style style:name="T22" style:family="text">
      <style:text-properties fo:font-variant="normal" fo:text-transform="none" fo:color="#222222" style:font-name="Source Code Pro" fo:font-size="10.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222222" style:font-name="Source Code Pro" fo:font-size="10.5pt" fo:letter-spacing="normal" fo:font-style="normal" fo:font-weight="normal" officeooo:rsid="003bea5b" style:font-weight-asian="normal" style:font-weight-complex="normal"/>
    </style:style>
    <style:style style:name="T24" style:family="text">
      <style:text-properties fo:font-variant="normal" fo:text-transform="none" fo:color="#222222" style:font-name="Source Code Pro" fo:font-size="10.5pt" fo:letter-spacing="normal" fo:font-style="normal" fo:font-weight="normal" officeooo:rsid="000fdbae" style:font-weight-asian="normal" style:font-weight-complex="normal"/>
    </style:style>
    <style:style style:name="T25" style:family="text">
      <style:text-properties fo:font-variant="normal" fo:text-transform="none" fo:color="#222222" style:font-name="Source Code Pro" fo:font-size="10.5pt" fo:letter-spacing="normal" fo:font-style="normal" fo:font-weight="normal" officeooo:rsid="003fcdbb" style:font-weight-asian="normal" style:font-weight-complex="normal"/>
    </style:style>
    <style:style style:name="T26" style:family="text">
      <style:text-properties fo:font-variant="normal" fo:text-transform="none" fo:color="#222222" style:font-name="Source Code Pro" fo:font-size="10.5pt" fo:letter-spacing="normal" fo:font-style="normal" fo:font-weight="normal" officeooo:rsid="00477006" style:font-weight-asian="normal" style:font-weight-complex="normal"/>
    </style:style>
    <style:style style:name="T27" style:family="text">
      <style:text-properties fo:font-variant="normal" fo:text-transform="none" fo:color="#222222" style:font-name="Source Code Pro" fo:font-size="10.5pt" fo:letter-spacing="normal" fo:font-style="normal" fo:font-weight="normal" officeooo:rsid="00484524" style:font-weight-asian="normal" style:font-weight-complex="normal"/>
    </style:style>
    <style:style style:name="T28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/>
    </style:style>
    <style:style style:name="T29" style:family="text">
      <style:text-properties fo:font-variant="normal" fo:text-transform="none" fo:color="#222222" style:font-name="Source Code Pro" fo:font-size="10.5pt" fo:letter-spacing="normal" fo:font-style="normal" fo:font-weight="normal" officeooo:rsid="004be6fe" fo:background-color="transparent" loext:char-shading-value="0"/>
    </style:style>
    <style:style style:name="T30" style:family="text">
      <style:text-properties fo:font-variant="normal" fo:text-transform="none" fo:color="#222222" style:font-name="Source Code Pro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222222" style:font-name="Source Code Pro" fo:font-size="10.5pt" fo:letter-spacing="normal" fo:font-style="normal" fo:font-weight="normal" officeooo:rsid="004ddd84" fo:background-color="transparent" loext:char-shading-value="0" style:font-weight-asian="normal" style:font-weight-complex="normal"/>
    </style:style>
    <style:style style:name="T32" style:family="text">
      <style:text-properties fo:font-variant="normal" fo:text-transform="none" fo:color="#222222" style:font-name="Source Code Pro" fo:font-size="10.5pt" fo:letter-spacing="normal" fo:font-style="normal" fo:font-weight="normal" officeooo:rsid="004ec485" fo:background-color="transparent" loext:char-shading-value="0"/>
    </style:style>
    <style:style style:name="T33" style:family="text">
      <style:text-properties fo:font-variant="normal" fo:text-transform="none" fo:color="#222222" style:font-name="Source Code Pro" fo:font-size="10.5pt" fo:letter-spacing="normal" fo:font-style="normal" style:font-weight-asian="bold" style:font-weight-complex="bold"/>
    </style:style>
    <style:style style:name="T34" style:family="text">
      <style:text-properties fo:font-variant="normal" fo:text-transform="none" fo:color="#222222" style:font-name="Source Code Pro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222222" style:font-name="Source Code Pro" fo:font-size="10.5pt" fo:letter-spacing="normal" fo:font-style="normal" fo:font-weight="bold" officeooo:rsid="002a1e07" style:font-weight-asian="bold" style:font-weight-complex="bold"/>
    </style:style>
    <style:style style:name="T36" style:family="text">
      <style:text-properties fo:font-variant="normal" fo:text-transform="none" fo:color="#222222" style:font-name="Source Code Pro" fo:font-size="10.5pt" fo:letter-spacing="normal" fo:font-style="normal" fo:font-weight="bold" officeooo:rsid="002c1df8" style:font-weight-asian="bold" style:font-weight-complex="bold"/>
    </style:style>
    <style:style style:name="T37" style:family="text">
      <style:text-properties fo:font-variant="normal" fo:text-transform="none" fo:color="#222222" style:font-name="Source Code Pro" fo:font-size="10.5pt" fo:letter-spacing="normal" fo:font-style="normal" fo:font-weight="bold" officeooo:rsid="00493b7f" style:font-weight-asian="bold" style:font-weight-complex="bold"/>
    </style:style>
    <style:style style:name="T38" style:family="text">
      <style:text-properties fo:font-variant="normal" fo:text-transform="none" fo:color="#222222" style:font-name="Source Code Pro" fo:font-size="10.5pt" fo:letter-spacing="normal" fo:font-style="normal" fo:font-weight="bold" officeooo:rsid="004b8b07" style:font-weight-asian="bold" style:font-weight-complex="bold"/>
    </style:style>
    <style:style style:name="T39" style:family="text">
      <style:text-properties fo:font-variant="normal" fo:text-transform="none" fo:color="#222222" style:font-name="Source Code Pro" fo:font-size="10.5pt" fo:letter-spacing="normal" fo:font-style="normal" fo:font-weight="bold" officeooo:rsid="004be6fe" style:font-weight-asian="bold" style:font-weight-complex="bold"/>
    </style:style>
    <style:style style:name="T40" style:family="text">
      <style:text-properties fo:font-variant="normal" fo:text-transform="none" fo:color="#222222" style:font-name="Source Code Pro" fo:font-size="10.5pt" fo:letter-spacing="normal" fo:font-style="normal" fo:font-weight="bold" officeooo:rsid="004ec485" style:font-weight-asian="bold" style:font-weight-complex="bold"/>
    </style:style>
    <style:style style:name="T41" style:family="text">
      <style:text-properties fo:font-variant="normal" fo:text-transform="none" fo:color="#222222" style:font-name="Source Code Pro" fo:font-size="10.5pt" fo:letter-spacing="normal" fo:font-style="normal" fo:font-weight="bold" fo:background-color="transparent" loext:char-shading-value="0"/>
    </style:style>
    <style:style style:name="T42" style:family="text">
      <style:text-properties fo:font-variant="normal" fo:text-transform="none" fo:color="#222222" style:font-name="Source Code Pro" fo:font-size="10.5pt" fo:letter-spacing="normal" fo:font-style="normal" fo:font-weight="bold" officeooo:rsid="00493b7f" fo:background-color="transparent" loext:char-shading-value="0"/>
    </style:style>
    <style:style style:name="T43" style:family="text">
      <style:text-properties fo:font-variant="normal" fo:text-transform="none" fo:color="#222222" style:font-name="Source Code Pro" fo:font-size="10.5pt" fo:letter-spacing="normal" fo:font-style="normal" officeooo:rsid="002a1e07"/>
    </style:style>
    <style:style style:name="T44" style:family="text">
      <style:text-properties fo:font-variant="normal" fo:text-transform="none" fo:color="#222222" style:font-name="Source Code Pro" fo:font-size="10.5pt" fo:letter-spacing="normal" fo:font-style="normal" officeooo:rsid="00484524"/>
    </style:style>
    <style:style style:name="T45" style:family="text">
      <style:text-properties fo:font-variant="normal" fo:text-transform="none" fo:color="#222222" fo:letter-spacing="normal" fo:background-color="transparent" loext:char-shading-value="0"/>
    </style:style>
    <style:style style:name="T46" style:family="text">
      <style:text-properties fo:font-variant="normal" fo:text-transform="none" fo:color="#666666" style:font-name="Source Code Pro" fo:font-size="10.5pt" fo:letter-spacing="normal" fo:font-style="normal" fo:font-weight="normal" style:font-weight-asian="normal" style:font-weight-complex="normal"/>
    </style:style>
    <style:style style:name="T47" style:family="text">
      <style:text-properties fo:font-variant="normal" fo:text-transform="none" fo:color="#666666" style:font-name="Source Code Pro" fo:font-size="10.5pt" fo:letter-spacing="normal" fo:font-style="normal" fo:font-weight="normal" fo:background-color="transparent" loext:char-shading-value="0"/>
    </style:style>
    <style:style style:name="T48" style:family="text">
      <style:text-properties fo:font-variant="normal" fo:text-transform="none" fo:color="#666666" style:font-name="Source Code Pro" fo:font-size="10.5pt" fo:letter-spacing="normal" fo:font-style="normal" fo:font-weight="normal" officeooo:rsid="004ddd84" fo:background-color="transparent" loext:char-shading-value="0"/>
    </style:style>
    <style:style style:name="T49" style:family="text">
      <style:text-properties fo:font-variant="normal" fo:text-transform="none" fo:color="#4070a0" style:font-name="Source Code Pro" fo:font-size="10.5pt" fo:letter-spacing="normal" fo:font-style="normal" fo:font-weight="normal" style:font-weight-asian="normal" style:font-weight-complex="normal"/>
    </style:style>
    <style:style style:name="T50" style:family="text">
      <style:text-properties fo:font-variant="normal" fo:text-transform="none" fo:color="#4070a0" style:font-name="Source Code Pro" fo:font-size="10.5pt" fo:letter-spacing="normal" fo:font-style="normal" fo:font-weight="normal" fo:background-color="transparent" loext:char-shading-value="0"/>
    </style:style>
    <style:style style:name="T51" style:family="text">
      <style:text-properties fo:font-variant="normal" fo:text-transform="none" fo:color="#208050" style:font-name="Source Code Pro" fo:font-size="10.5pt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208050" style:font-name="Source Code Pro" fo:font-size="10.5pt" fo:letter-spacing="normal" fo:font-style="normal" fo:font-weight="normal" fo:background-color="transparent" loext:char-shading-value="0"/>
    </style:style>
    <style:style style:name="T53" style:family="text">
      <style:text-properties fo:font-variant="normal" fo:text-transform="none" fo:color="#007020" style:font-name="Source Code Pro" fo:font-size="10.5pt" fo:letter-spacing="normal" fo:font-style="normal" fo:font-weight="bold" fo:background-color="transparent" loext:char-shading-value="0"/>
    </style:style>
    <style:style style:name="T54" style:family="text">
      <style:text-properties officeooo:rsid="0029bd18" style:font-weight-asian="bold" style:font-weight-complex="bold"/>
    </style:style>
    <style:style style:name="T55" style:family="text">
      <style:text-properties officeooo:rsid="00370a60" style:font-weight-asian="bold" style:font-weight-complex="bold"/>
    </style:style>
    <style:style style:name="T56" style:family="text">
      <style:text-properties style:font-weight-asian="normal" style:font-weight-complex="normal"/>
    </style:style>
    <style:style style:name="T57" style:family="text">
      <style:text-properties officeooo:rsid="0029bd18" style:font-weight-asian="normal" style:font-weight-complex="normal"/>
    </style:style>
    <style:style style:name="T58" style:family="text">
      <style:text-properties officeooo:rsid="00338f11"/>
    </style:style>
    <style:style style:name="T59" style:family="text">
      <style:text-properties officeooo:rsid="0037ef63"/>
    </style:style>
    <style:style style:name="T60" style:family="text">
      <style:text-properties officeooo:rsid="0038fb6f"/>
    </style:style>
    <style:style style:name="T61" style:family="text">
      <style:text-properties officeooo:rsid="0039e7a5"/>
    </style:style>
    <style:style style:name="T62" style:family="text">
      <style:text-properties officeooo:rsid="005292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Insert(insert,insertOne,insertMany,save)</text:p>
      <text:p text:style-name="P40">Find:(find) – <text:span text:style-name="T62">returns :cursor </text:span></text:p>
      <text:p text:style-name="P13">1.all – <text:span text:style-name="T6">db.users.find() </text:span>OR <text:span text:style-name="T6">db.users.find({})</text:span></text:p>
      <text:p text:style-name="P13">2.particular fields - <text:span text:style-name="T6"><text:s/>db.users.find({},{_id:</text:span><text:span text:style-name="T14">false</text:span><text:span text:style-name="T6">,name:1})</text:span></text:p>
      <text:p text:style-name="P30">3.particular doc - <text:span text:style-name="T6"><text:s/>db.users.find({</text:span><text:span text:style-name="T13">prize:{$gt:{10}</text:span><text:span text:style-name="T6">})</text:span></text:p>
      <text:p text:style-name="P41">steps----</text:p>
      <text:p text:style-name="P5"><text:span text:style-name="T6">1</text:span>.<text:span text:style-name="T6">show dbs</text:span></text:p>
      <text:p text:style-name="P5"><text:span text:style-name="T6">2. use &lt;dbname&gt; // </text:span><text:span text:style-name="T8">directly useit</text:span></text:p>
      <text:p text:style-name="P45">3. show collections</text:p>
      <text:p text:style-name="P6"><text:span text:style-name="T6">4. db.&lt;collection name&gt;.insert({‘_id’:1,id:1,name:’xyz’}) // _</text:span><text:span text:style-name="T7">id – overwrites _id</text:span><text:span text:style-name="T9">(12bytes hexa)</text:span><text:span text:style-name="T7">;</text:span></text:p>
      <text:p text:style-name="P46"><text:s/>id is a new field</text:p>
      <text:p text:style-name="P27"><text:span text:style-name="T7">O</text:span><text:span text:style-name="T6">R db.createCollection(&lt;collection name&gt;)</text:span></text:p>
      <text:p text:style-name="P42">Update:(update,updateOne,updateMany,replaceOne,findAndModify,findOneAndUpdate,</text:p>
      <text:p text:style-name="P43">findOneAndReplace,save,bulkWrite)</text:p>
      <text:p text:style-name="P1">1.<text:span text:style-name="T3">wdt $set</text:span></text:p>
      <text:p text:style-name="P1"><text:tab/><text:tab/>only_id &amp;those fields r left <text:span text:style-name="T2">mentioned in query</text:span></text:p>
      <text:p text:style-name="P1">2. <text:span text:style-name="T3">wd $set</text:span></text:p>
      <text:p text:style-name="P1"><text:tab/><text:tab/>db.operatorcoll.update({'name':'akansha'},{$set{name:'adi','address.city':'mumbai'}})</text:p>
      <text:p text:style-name="P1">3. <text:span text:style-name="T3">wdt multi:true</text:span></text:p>
      <text:p text:style-name="P1"><text:tab/><text:tab/><text:tab/>only 1<text:span text:style-name="T1">st</text:span> document is updated</text:p>
      <text:p text:style-name="P1">4. <text:span text:style-name="T3">wd multi</text:span></text:p>
      <text:p text:style-name="P2"><text:tab/>db.operatorcoll.update({'name':'akansha'},{$set{name:'adi','address.city':'mumbai'}},<text:tab/>{multi:true})</text:p>
      <text:p text:style-name="P2">5.<text:span text:style-name="T3">wd unset</text:span></text:p>
      <text:p text:style-name="P2"><text:tab/> db.operatorcoll.update({'name':'adi'},{$unset:{name:'aki','address.city':'mumbai'}})</text:p>
      <text:p text:style-name="P3"><text:span text:style-name="T3">OR</text:span> <text:s text:c="6"/>db.operatorcoll.update({'name':'adi'},{$unset:{name:1}})</text:p>
      <text:p text:style-name="P12">OR <text:span text:style-name="T20"><text:tab/></text:span><text:span text:style-name="T24"> db.operatorcoll.update</text:span><text:span text:style-name="T25">Many</text:span><text:span text:style-name="T22">({},{$unset:{name:’’}})</text:span></text:p>
      <text:p text:style-name="P3"/>
      <text:p text:style-name="P2">name&amp; address.city field will not b der for first found document of adi</text:p>
      <text:p text:style-name="P3">6.<text:span text:style-name="T3">wd upsert</text:span></text:p>
      <text:p text:style-name="P20"><text:span text:style-name="T3">error- </text:span><text:span text:style-name="T6">db.operatorcoll.update({'item':'EFG222'},{'reorder':false},{multi:true,upsert:true}) //multi works wd $</text:span></text:p>
      <text:p text:style-name="P4">solution- <text:span text:style-name="T6">db.operatorcoll.update({'item':'EFG222'},{$set:{'reorder':false}},{multi:true,upsert:true})</text:span></text:p>
      <text:p text:style-name="P18">if no sch document then it will create new document </text:p>
      <text:p text:style-name="P21"><text:span text:style-name="T3">eg:</text:span> db.operatorcoll.update({'item':'EFG222','reorder':true},{$set:{'reorder':false}},{multi:true,upsert:true})</text:p>
      <text:p text:style-name="P33">creates new document with _id,item,reorder=false</text:p>
      <text:p text:style-name="P50">save</text:p>
      <text:p text:style-name="P22"><text:span text:style-name="T3">1.</text:span>wd <text:s text:c="2"/>_id <text:s text:c="2"/>- <text:s/><text:span text:style-name="T3">update </text:span><text:s text:c="3"/><text:tab/>db.operatorcoll.save({_id:6},{$set:{id:0,<text:span text:style-name="T17">name:’a’</text:span>}}) //<text:span text:style-name="T16">left with _id=6</text:span></text:p>
      <text:p text:style-name="P22"><text:span text:style-name="T3">2.</text:span> wdt <text:s/>_id <text:s text:c="2"/>- <text:s text:c="2"/><text:span text:style-name="T3">insert </text:span><text:tab/><text:tab/>db.operatorcoll.save({id:11},{id:0}) <text:s/>//id=11 &amp; ObjectId</text:p>
      <text:p text:style-name="P34">it check if _id is presnt then it’ll update else insert like<text:span text:style-name="T3"> upsert:true </text:span><text:span text:style-name="T10">&amp;</text:span><text:span text:style-name="T4"> returns – </text:span><text:span text:style-name="T11">WriteResult</text:span></text:p>
      <text:p text:style-name="P44">ARRAY</text:p>
      <text:p text:style-name="P9">Nested query : city.zip</text:p>
      <text:p text:style-name="P8">Embedded query : city:{state:’’zip’’}</text:p>
      <text:p text:style-name="P8">Array : arr.0 , contact.phone </text:p>
      <text:p text:style-name="P15"><text:span text:style-name="T54">eg:</text:span><text:span text:style-name="T22">{ item</text:span><text:span text:style-name="T46">:</text:span><text:span text:style-name="T22"> </text:span><text:span text:style-name="T49">"journal"</text:span><text:span text:style-name="T22">, qty</text:span><text:span text:style-name="T46">:</text:span><text:span text:style-name="T22"> </text:span><text:span text:style-name="T51">25</text:span><text:span text:style-name="T22">, tags</text:span><text:span text:style-name="T46">:</text:span><text:span text:style-name="T22"> [</text:span><text:span text:style-name="T49">"blank"</text:span><text:span text:style-name="T22">, </text:span><text:span text:style-name="T49">"red"</text:span><text:span text:style-name="T22">], dim_cm</text:span><text:span text:style-name="T46">:</text:span><text:span text:style-name="T22"> [ </text:span><text:span text:style-name="T51">14</text:span><text:span text:style-name="T22">, </text:span><text:span text:style-name="T51">21</text:span><text:span text:style-name="T22"> ] },</text:span></text:p>
      <text:p text:style-name="P36"><text:span text:style-name="T56">db.inventory.find( { tags</text:span><text:span text:style-name="T18">:</text:span><text:span text:style-name="T56"> [</text:span><text:span text:style-name="T19">"red"</text:span><text:span text:style-name="T56">, </text:span><text:span text:style-name="T19">"blank"</text:span><text:span text:style-name="T56">] } ) //</text:span><text:span text:style-name="T5"> error –</text:span><text:span text:style-name="T57"> shoulbe in order </text:span></text:p>
      <text:p text:style-name="P39"><text:span text:style-name="T57">db.inventory.find( { "instock": { qty: 5, warehouse: "A" } } ) //</text:span><text:span text:style-name="T56">order matters </text:span><text:span text:style-name="T3">res-No o/p </text:span></text:p>
      <text:p text:style-name="P37"><text:span text:style-name="T56">db.inventory.find( { tags: { $all: ["red", "blank"] } } ) </text:span><text:span text:style-name="T3">solution –</text:span><text:span text:style-name="T56"> unorder</text:span></text:p>
      <text:p text:style-name="P38"><text:span text:style-name="T56">db.inventory.find( { tags: "red" } ) - </text:span><text:span text:style-name="T3">particular element</text:span></text:p>
      <text:p text:style-name="P16"><text:soft-page-break/><text:span text:style-name="T22">db.inventory.find( { dim_cm: { $gt: 15, $lt: 20 } } ) -</text:span><text:span text:style-name="T33">single doc (&gt;15,&lt;20 or both)</text:span></text:p>
      <text:p text:style-name="P19"><text:span text:style-name="T20">db.inventory.find({ dim_cm: { $elemMatch: { $gt: 22, $lt: 30 } } } )-</text:span><text:span text:style-name="T34">multiple</text:span><text:span text:style-name="T36">cond.</text:span><text:span text:style-name="T43">(</text:span><text:span text:style-name="T35">both</text:span><text:span text:style-name="T43">)</text:span></text:p>
      <text:p text:style-name="P35">db.inventory.find( { "dim_cm.1": { $gt: 25 } } )</text:p>
      <text:p text:style-name="P7"><text:span text:style-name="T58">Null : </text:span><text:span text:style-name="T12"><text:s/>db.inventory.find({item:null})</text:span></text:p>
      <text:p text:style-name="P47">result-</text:p>
      <text:p text:style-name="P48">{ "_id" : 1, "item" : null }</text:p>
      <text:p text:style-name="P59">{ "_id" : 2 }</text:p>
      <text:p text:style-name="P10"><text:span text:style-name="T59">D</text:span>elete<text:span text:style-name="T61">(</text:span>deleteOne,deleteMany,<text:span text:style-name="T60">remove,findOneAndDelete</text:span>)</text:p>
      <text:p text:style-name="P17"><text:span text:style-name="T55">1.delete all – </text:span><text:span text:style-name="T22">db.inventory.deleteMany({})</text:span></text:p>
      <text:p text:style-name="P29"><text:span text:style-name="T20">2.remove()</text:span><text:span text:style-name="T22">-remove 1 or all </text:span></text:p>
      <text:p text:style-name="P51">Drop</text:p>
      <text:p text:style-name="P11"><text:span text:style-name="T20">1.drop collection </text:span><text:span text:style-name="T22"><text:s/>- db.students.drop() //remove collection &amp; index</text:span></text:p>
      <text:p text:style-name="P31"><text:span text:style-name="T20">2.drop databse</text:span><text:span text:style-name="T22"> - <text:s/></text:span><text:span text:style-name="T23">db.dropDatabase()</text:span></text:p>
      <text:p text:style-name="P52">Count</text:p>
      <text:p text:style-name="P52">1.count all -<text:span text:style-name="T6">db.users.count()</text:span></text:p>
      <text:p text:style-name="P14"><text:span text:style-name="T20">2.count a field -</text:span><text:span text:style-name="T22">db.inventory.count({qty:{$exists:true}});</text:span></text:p>
      <text:p text:style-name="P32"><text:span text:style-name="T20">3.count on condition - </text:span><text:span text:style-name="T26"><text:s/>db.inventory.count({qty:{$gt:3}}) </text:span><text:span text:style-name="T44">OR </text:span><text:span text:style-name="T27">db.usesr.find({price:{$lt:3}}).count()</text:span></text:p>
      <text:p text:style-name="P52"/>
      <text:p text:style-name="P58">AGGREGATION:</text:p>
      <text:p text:style-name="P53"/>
      <text:p text:style-name="P23"><text:span text:style-name="T37">1.count </text:span><text:span text:style-name="T39">All</text:span><text:span text:style-name="T37"> - </text:span><text:span text:style-name="T21">db.orders.aggregate( [{</text:span><text:span text:style-name="T41">$group</text:span><text:span text:style-name="T47">:</text:span><text:span text:style-name="T28"> {</text:span><text:span text:style-name="T45"> </text:span><text:span text:style-name="T41">_id</text:span><text:span text:style-name="T47">:</text:span><text:span text:style-name="T28"> </text:span><text:span text:style-name="T53">null</text:span><text:span text:style-name="T28">,</text:span><text:span text:style-name="T41">count</text:span><text:span text:style-name="T42">_doc</text:span><text:span text:style-name="T47">:</text:span><text:span text:style-name="T28"> { </text:span><text:span text:style-name="T41">$sum</text:span><text:span text:style-name="T47">:</text:span><text:span text:style-name="T28"> </text:span><text:span text:style-name="T52">1</text:span><text:span text:style-name="T28"> }}</text:span><text:span text:style-name="T21">}] )</text:span></text:p>
      <text:p text:style-name="P24"><text:span text:style-name="T38">2.sum-</text:span><text:span text:style-name="T22">db.orders.aggregate( [</text:span><text:span text:style-name="T21">{</text:span><text:span text:style-name="T45"> </text:span><text:span text:style-name="T41">$group</text:span><text:span text:style-name="T47">:</text:span><text:span text:style-name="T28"> {</text:span><text:span text:style-name="T41">_id</text:span><text:span text:style-name="T47">:</text:span><text:span text:style-name="T28"> </text:span><text:span text:style-name="T53">null</text:span><text:span text:style-name="T28">,</text:span><text:span text:style-name="T41">total</text:span><text:span text:style-name="T47">:</text:span><text:span text:style-name="T48">{</text:span><text:span text:style-name="T30">$sum</text:span><text:span text:style-name="T47">:</text:span><text:span text:style-name="T28"> </text:span><text:span text:style-name="T50">"$price"</text:span><text:span text:style-name="T28"> }}</text:span><text:span text:style-name="T21">}] )</text:span></text:p>
      <text:p text:style-name="P25"><text:span text:style-name="T39">3.count Cond.-</text:span><text:span text:style-name="T22">db.order.aggregate([</text:span><text:span text:style-name="T21">{</text:span><text:span text:style-name="T30">$group</text:span><text:span text:style-name="T47">:</text:span><text:span text:style-name="T28">{</text:span><text:span text:style-name="T45"> </text:span><text:span text:style-name="T30">_id</text:span><text:span text:style-name="T47">:</text:span><text:span text:style-name="T50">"$cust_id"</text:span><text:span text:style-name="T28">,</text:span><text:span text:style-name="T30">tota</text:span><text:span text:style-name="T31">l</text:span><text:span text:style-name="T29">{</text:span><text:span text:style-name="T30">$sum</text:span><text:span text:style-name="T47">:</text:span><text:span text:style-name="T50">"$price"</text:span><text:span text:style-name="T28">}}</text:span><text:span text:style-name="T21">}] )</text:span></text:p>
      <text:p text:style-name="P26"><text:span text:style-name="T40">4.sort-</text:span><text:span text:style-name="T22">db.o.aggregate([</text:span><text:span text:style-name="T21">{</text:span><text:span text:style-name="T41">$group</text:span><text:span text:style-name="T47">:</text:span><text:span text:style-name="T28">{_</text:span><text:span text:style-name="T32">id</text:span><text:span text:style-name="T47">:</text:span><text:span text:style-name="T50">"$cust_id"</text:span><text:span text:style-name="T28">,</text:span><text:span text:style-name="T41">total</text:span><text:span text:style-name="T47">:</text:span><text:span text:style-name="T28">{</text:span><text:span text:style-name="T41">$sum</text:span><text:span text:style-name="T47">:</text:span><text:span text:style-name="T50">"$price"</text:span><text:span text:style-name="T28">}</text:span><text:span text:style-name="T32">}}</text:span><text:span text:style-name="T21">,</text:span><text:span text:style-name="T28">{</text:span><text:span text:style-name="T41">$sort</text:span><text:span text:style-name="T47">:</text:span><text:span text:style-name="T28">{</text:span><text:span text:style-name="T41">total</text:span><text:span text:style-name="T47">:</text:span><text:span text:style-name="T28"> </text:span><text:span text:style-name="T52">1</text:span><text:span text:style-name="T28">}}</text:span><text:span text:style-name="T21">])</text:span></text:p>
      <text:p text:style-name="P54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09:02:19.164549556</meta:creation-date>
    <dc:date>2017-04-15T21:12:56.405013690</dc:date>
    <meta:editing-duration>PT9H14M11S</meta:editing-duration>
    <meta:editing-cycles>70</meta:editing-cycles>
    <meta:generator>LibreOffice/5.1.6.2$Linux_X86_64 LibreOffice_project/10m0$Build-2</meta:generator>
    <meta:document-statistic meta:table-count="0" meta:image-count="0" meta:object-count="0" meta:page-count="2" meta:paragraph-count="68" meta:word-count="349" meta:character-count="3416" meta:non-whitespace-character-count="3080"/>
  </office:meta>
</office:document-meta>
</file>